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4586" draw:marker-start="Arrowheads_20_1" draw:fill="solid" draw:fill-color="#0084d1" draw:textarea-vertical-align="middle"/>
    </style:style>
    <style:style style:name="gr4" style:family="graphic" style:parent-style-name="standard">
      <style:graphic-properties svg:stroke-color="#004586" draw:marker-start="Arrowheads_20_1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7pt" style:font-size-asian="7pt" style:font-size-complex="7pt"/>
    </style:style>
    <style:style style:name="P5" style:family="paragraph">
      <style:paragraph-properties fo:text-align="center"/>
      <style:text-properties fo:font-size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2" draw:layer="layout" svg:width="3.369cm" svg:height="0.544cm" svg:x="5.437cm" svg:y="13.885cm">
            <text:p text:style-name="P1"><text:span text:style-name="T1">Stor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3.369cm" svg:height="1.476cm" svg:x="5.437cm" svg:y="14.366cm">
            <text:p text:style-name="P3"><text:span text:style-name="T2">label:string</text:span></text:p>
            <text:p text:style-name="P3"><text:span text:style-name="T2">labelObj:DOMElement</text:span></text:p>
            <text:p text:style-name="P3"><text:span text:style-name="T2">value:integer</text:span></text:p>
            <text:p text:style-name="P3"><text:span text:style-name="T2">valueObj:DOMEl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3.369cm" svg:height="1.457cm" svg:x="5.437cm" svg:y="15.832cm">
            <text:p text:style-name="P3"><text:span text:style-name="T2">render(mixed selector):void</text:span></text:p>
            <text:p text:style-name="P3"><text:span text:style-name="T2">refresh():void</text:span></text:p>
            <text:p text:style-name="P3"><text:span text:style-name="T2">read():integer</text:span></text:p>
            <text:p text:style-name="P3"><text:span text:style-name="T2">write(integer value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9" draw:id="id9">
          <draw:custom-shape draw:style-name="gr1" draw:text-style-name="P2" draw:layer="layout" svg:width="2.717cm" svg:height="0.434cm" svg:x="13.81cm" svg:y="15.124cm">
            <text:p text:style-name="P1"><text:span text:style-name="T1">Clo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2.717cm" svg:height="1.087cm" svg:x="13.81cm" svg:y="15.519cm">
            <text:p text:style-name="P3"><text:span text:style-name="T2">time:Timestamp</text:span></text:p>
            <text:p text:style-name="P3"><text:span text:style-name="T2">callback:Function</text:span></text:p>
            <text:p text:style-name="P3"><text:span text:style-name="T2">running:bo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2.717cm" svg:height="0.958cm" svg:x="13.81cm" svg:y="16.557cm">
            <text:p text:style-name="P3"><text:span text:style-name="T2">start(integer ms):void</text:span></text:p>
            <text:p text:style-name="P3"><text:span text:style-name="T2">pulse(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4.999cm" svg:height="0.422cm" svg:x="2.478cm" svg:y="22.725cm">
            <text:p text:style-name="P1"><text:span text:style-name="T1">De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4.999cm" svg:height="1.957cm" svg:x="2.478cm" svg:y="23.147cm">
            <text:p text:style-name="P3"><text:span text:style-name="T2">pointerName:string</text:span></text:p>
            <text:p text:style-name="P3"><text:span text:style-name="T2">name:string</text:span></text:p>
            <text:p text:style-name="P3"><text:span text:style-name="T2">dialogSize:string</text:span></text:p>
            <text:p text:style-name="P3"><text:span text:style-name="T2">functionUI:Function</text:span></text:p>
            <text:p text:style-name="P3"><text:span text:style-name="T2">callback:Function</text:span></text:p>
            <text:p text:style-name="P3"><text:span text:style-name="T2">strore:Stor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4.999cm" svg:height="1.929cm" svg:x="2.478cm" svg:y="25.022cm">
            <text:p text:style-name="P3"><text:span text:style-name="T2">render(mixed selector):void</text:span></text:p>
            <text:p text:style-name="P3"><text:span text:style-name="T2">call():void</text:span></text:p>
            <text:p text:style-name="P3"><text:span text:style-name="T2">addButton(string name,Function click):void</text:span></text:p>
            <text:p text:style-name="P3"><text:span text:style-name="T2">read():integer</text:span></text:p>
            <text:p text:style-name="P3"><text:span text:style-name="T2">write(integer value):void</text:span></text:p>
            <text:p text:style-name="P3"><text:span text:style-name="T2">GetDescritption()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1" draw:text-style-name="P2" draw:layer="layout" svg:width="5.313cm" svg:height="0.53cm" svg:x="11.191cm" svg:y="9.39cm">
            <text:p text:style-name="P1"><text:span text:style-name="T1">AuxRegis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.313cm" svg:height="3.201cm" svg:x="11.191cm" svg:y="9.871cm">
            <text:p text:style-name="P3"><text:span text:style-name="T2">attributes:Object</text:span></text:p>
            <text:p text:style-name="P3"><text:span text:style-name="T2">pointer:String</text:span></text:p>
            <text:p text:style-name="P3"><text:span text:style-name="T2">size:integer</text:span></text:p>
            <text:p text:style-name="P3"><text:span text:style-name="T2">name:String</text:span></text:p>
            <text:p text:style-name="P3"><text:span text:style-name="T2">css:Object</text:span></text:p>
            <text:p text:style-name="P3"><text:span text:style-name="T2">dataArray:Array</text:span></text:p>
            <text:p text:style-name="P3"><text:span text:style-name="T2">UIArray:Array</text:span></text:p>
            <text:p text:style-name="P3"><text:span text:style-name="T2">regObj:DOMElement</text:span></text:p>
            <text:p text:style-name="P3"><text:span text:style-name="T2">selector:Mixed</text:span></text:p>
            <text:p text:style-name="P3"><text:span text:style-name="T2">arrRegisterObj:DOMElement</text:span></text:p>
            <text:p text:style-name="P3"><text:span text:style-name="T2">selectedAddress:inter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.313cm" svg:height="1.456cm" svg:x="11.191cm" svg:y="13.049cm">
            <text:p text:style-name="P3"><text:span text:style-name="T2">render(Mixed selector):void</text:span></text:p>
            <text:p text:style-name="P3"><text:span text:style-name="T2">selectAddress(integer addess[,bool hide]):void</text:span></text:p>
            <text:p text:style-name="P3"><text:span text:style-name="T2">read():integer</text:span></text:p>
            <text:p text:style-name="P3"><text:span text:style-name="T2">write(integer value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4.102cm" svg:height="0.425cm" svg:x="12.37cm" svg:y="5.269cm">
            <text:p text:style-name="P1"><text:span text:style-name="T1">FunctionalUn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4.102cm" svg:height="2.204cm" svg:x="12.37cm" svg:y="5.664cm">
            <text:p text:style-name="P3"><text:span text:style-name="T2">attributes:Object</text:span></text:p>
            <text:p text:style-name="P3"><text:span text:style-name="T2">name:String</text:span></text:p>
            <text:p text:style-name="P3"><text:span text:style-name="T2">css:Object</text:span></text:p>
            <text:p text:style-name="P3"><text:span text:style-name="T2">registerConf:Array</text:span></text:p>
            <text:p text:style-name="P3"><text:span text:style-name="T2">registers:Array</text:span></text:p>
            <text:p text:style-name="P3"><text:span text:style-name="T2">regObj:DOMElement</text:span></text:p>
            <text:p text:style-name="P3"><text:span text:style-name="T2">selector:Mix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4.102cm" svg:height="0.922cm" svg:x="12.37cm" svg:y="7.815cm">
            <text:p text:style-name="P3"><text:span text:style-name="T2">render(Mixed selector):void</text:span></text:p>
            <text:p text:style-name="P3"><text:span text:style-name="T2">findRegister(String name):Regist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" draw:id="id1">
          <draw:custom-shape draw:style-name="gr1" draw:text-style-name="P2" draw:layer="layout" svg:width="5.692cm" svg:height="0.544cm" svg:x="2.479cm" svg:y="17.656cm">
            <text:p text:style-name="P1"><text:span text:style-name="T1">Mem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.692cm" svg:height="2.78cm" svg:x="2.479cm" svg:y="18.137cm">
            <text:p text:style-name="P3"><text:span text:style-name="T2">selector:Mixed</text:span></text:p>
            <text:p text:style-name="P3"><text:span text:style-name="T2">memory_array:Array</text:span></text:p>
            <text:p text:style-name="P3"><text:span text:style-name="T2">attributes:Object</text:span></text:p>
            <text:p text:style-name="P3"><text:span text:style-name="T2">size:integer</text:span></text:p>
            <text:p text:style-name="P3"><text:span text:style-name="T2">program:string</text:span></text:p>
            <text:p text:style-name="P3"><text:span text:style-name="T2">dataArray:Array</text:span></text:p>
            <text:p text:style-name="P3"><text:span text:style-name="T2">UIArray:Array</text:span></text:p>
            <text:p text:style-name="P3"><text:span text:style-name="T2">memoryObj:DOMElement</text:span></text:p>
            <text:p text:style-name="P3"><text:span text:style-name="T2">selectedAddress: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.692cm" svg:height="1.66cm" svg:x="2.479cm" svg:y="20.887cm">
            <text:p text:style-name="P3"><text:span text:style-name="T2">render(Mixed selector):void</text:span></text:p>
            <text:p text:style-name="P3"><text:span text:style-name="T2">selectAddress(integer address [, bool hide]):void</text:span></text:p>
            <text:p text:style-name="P3"><text:span text:style-name="T2">read():integer</text:span></text:p>
            <text:p text:style-name="P3"><text:span text:style-name="T2">getProgram():String</text:span></text:p>
            <text:p text:style-name="P3"><text:span text:style-name="T2">setProgram(String str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8" draw:id="id8">
          <draw:custom-shape draw:style-name="gr1" draw:text-style-name="P2" draw:layer="layout" svg:width="6.625cm" svg:height="0.48cm" svg:x="9.763cm" svg:y="18.631cm">
            <text:p text:style-name="P1"><text:span text:style-name="T1">MotherBo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6.625cm" svg:height="5.497cm" svg:x="9.758cm" svg:y="19.048cm">
            <text:p text:style-name="P3"><text:span text:style-name="T2">start:Object</text:span></text:p>
            <text:p text:style-name="P3"><text:span text:style-name="T2">processorRender:String</text:span></text:p>
            <text:p text:style-name="P3"><text:span text:style-name="T2">memoryRender:String</text:span></text:p>
            <text:p text:style-name="P3"><text:span text:style-name="T2">deviceRender:String</text:span></text:p>
            <text:p text:style-name="P3"><text:span text:style-name="T2">memory:Memory</text:span></text:p>
            <text:p text:style-name="P3"><text:span text:style-name="T2">memorySize:integer</text:span></text:p>
            <text:p text:style-name="P3"><text:span text:style-name="T2">devices:Array</text:span></text:p>
            <text:p text:style-name="P3"><text:span text:style-name="T2">processors:Array</text:span></text:p>
            <text:p text:style-name="P3"><text:span text:style-name="T2">controlUnit:Clock</text:span></text:p>
            <text:p text:style-name="P3"><text:span text:style-name="T2">interval:integer</text:span></text:p>
            <text:p text:style-name="P3"><text:span text:style-name="T2">processorList:Array</text:span></text:p>
            <text:p text:style-name="P3"><text:span text:style-name="T2">clock:Clock</text:span></text:p>
            <text:p text:style-name="P3"><text:span text:style-name="T2">configModal:DOMElement</text:span></text:p>
            <text:p text:style-name="P3"><text:span text:style-name="T2">configModalDialog:DOMElement</text:span></text:p>
            <text:p text:style-name="P3"><text:span text:style-name="T2">configModalContent:DOMElement</text:span></text:p>
            <text:p text:style-name="P3"><text:span text:style-name="T2">configModalHeader:DOMElement</text:span></text:p>
            <text:p text:style-name="P3"><text:span text:style-name="T2">configModalLabel:DOMElement</text:span></text:p>
            <text:p text:style-name="P3"><text:span text:style-name="T2">configModalBody:DOMElement</text:span></text:p>
            <text:p text:style-name="P3"><text:span text:style-name="T2">configModalFooter:DOMEl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6.625cm" svg:height="2.661cm" svg:x="9.763cm" svg:y="24.493cm">
            <text:p text:style-name="P3"><text:span text:style-name="T2">startProcessing(integer interval):void</text:span></text:p>
            <text:p text:style-name="P3"><text:span text:style-name="T2">stopProcessing():void</text:span></text:p>
            <text:p text:style-name="P3"><text:span text:style-name="T2">reset():void</text:span></text:p>
            <text:p text:style-name="P3"><text:span text:style-name="T2">simpleDialog(integer w, integer h, Funciton onClose):void</text:span></text:p>
            <text:p text:style-name="P3"><text:span text:style-name="T2">Render():void</text:span></text:p>
            <text:p text:style-name="P3"><text:span text:style-name="T2">RenderMotherBoard():void</text:span></text:p>
            <text:p text:style-name="P3"><text:span text:style-name="T2">RenderProcessors():void</text:span></text:p>
            <text:p text:style-name="P3"><text:span text:style-name="T2">RenderMemory():void</text:span></text:p>
            <text:p text:style-name="P3"><text:span text:style-name="T2">ConfigPanel(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" draw:id="id7">
          <draw:custom-shape draw:style-name="gr1" draw:text-style-name="P2" draw:layer="layout" svg:width="5cm" svg:height="0.434cm" svg:x="1.207cm" svg:y="4.959cm">
            <text:p text:style-name="P1"><text:span text:style-name="T1">Process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cm" svg:height="3.3cm" svg:x="1.207cm" svg:y="5.354cm">
            <text:p text:style-name="P3"><text:span text:style-name="T2">desc:Object</text:span></text:p>
            <text:p text:style-name="P3"><text:span text:style-name="T2">Memory:Memory</text:span></text:p>
            <text:p text:style-name="P3"><text:span text:style-name="T2">device:Device</text:span></text:p>
            <text:p text:style-name="P3"><text:span text:style-name="T2">pointer:Object</text:span></text:p>
            <text:p text:style-name="P3"><text:span text:style-name="T2">registerConf:Array</text:span></text:p>
            <text:p text:style-name="P3"><text:span text:style-name="T2">auxRegisterConf:Array</text:span></text:p>
            <text:p text:style-name="P3"><text:span text:style-name="T2">functionalUnitConf:Array</text:span></text:p>
            <text:p text:style-name="P3"><text:span text:style-name="T2">functionList:Array</text:span></text:p>
            <text:p text:style-name="P3"><text:span text:style-name="T2">buffer:Array</text:span></text:p>
            <text:p text:style-name="P3"><text:span text:style-name="T2">selector:String</text:span></text:p>
            <text:p text:style-name="P3"><text:span text:style-name="T2">registers:Arr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cm" svg:height="4.818cm" svg:x="1.207cm" svg:y="8.618cm">
            <text:p text:style-name="P3"><text:span text:style-name="T2">getDescription():void</text:span></text:p>
            <text:p text:style-name="P3"><text:span text:style-name="T2">setSelector(Mixed selector):void</text:span></text:p>
            <text:p text:style-name="P3"><text:span text:style-name="T2">getSelector():Mixed</text:span></text:p>
            <text:p text:style-name="P3"><text:span text:style-name="T2">render():void</text:span></text:p>
            <text:p text:style-name="P3"><text:span text:style-name="T2">getProgramCode():integer</text:span></text:p>
            <text:p text:style-name="P3"><text:span text:style-name="T2">isStartFunction():bool</text:span></text:p>
            <text:p text:style-name="P3"><text:span text:style-name="T2">setFunctionPointer(String name):void</text:span></text:p>
            <text:p text:style-name="P3"><text:span text:style-name="T2">getFunctionPointer():String</text:span></text:p>
            <text:p text:style-name="P3"><text:span text:style-name="T2">getFunctionInstruction(integer step):Mixed</text:span></text:p>
            <text:p text:style-name="P3"><text:span text:style-name="T2">nextStepFunction():String</text:span></text:p>
            <text:p text:style-name="P3"><text:span text:style-name="T2">findRegister(name):Register</text:span></text:p>
            <text:p text:style-name="P3"><text:span text:style-name="T2">end()</text:span></text:p>
            <text:p text:style-name="P3"><text:span text:style-name="T2">lock(String from, String to):void</text:span></text:p>
            <text:p text:style-name="P3"><text:span text:style-name="T2">mov(String from, String to):void</text:span></text:p>
            <text:p text:style-name="P3"><text:span text:style-name="T2">sumone(String reg):void</text:span></text:p>
            <text:p text:style-name="P3"><text:span text:style-name="T2">subone(String reg):void</text:span></text:p>
            <text:p text:style-name="P3"><text:span text:style-name="T2">next(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3.261cm" svg:height="0.478cm" svg:x="7.391cm" svg:y="5.181cm">
            <text:p text:style-name="P1"><text:span text:style-name="T1">Regis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3.261cm" svg:height="1.845cm" svg:x="7.391cm" svg:y="5.662cm">
            <text:p text:style-name="P3"><text:span text:style-name="T2">attributes:Object</text:span></text:p>
            <text:p text:style-name="P3"><text:span text:style-name="T2">name:String</text:span></text:p>
            <text:p text:style-name="P3"><text:span text:style-name="T2">css:Object</text:span></text:p>
            <text:p text:style-name="P3"><text:span text:style-name="T2">strore:Storage</text:span></text:p>
            <text:p text:style-name="P3"><text:span text:style-name="T2">regObj:DOMElement</text:span></text:p>
            <text:p text:style-name="P3"><text:span text:style-name="T2">selector:Mixe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3.261cm" svg:height="1.232cm" svg:x="7.391cm" svg:y="7.47cm">
            <text:p text:style-name="P3"><text:span text:style-name="T2">render(Mixed selector):void</text:span></text:p>
            <text:p text:style-name="P3"><text:span text:style-name="T2">select([bool hide]):void</text:span></text:p>
            <text:p text:style-name="P3"><text:span text:style-name="T2">read():integer</text:span></text:p>
            <text:p text:style-name="P3"><text:span text:style-name="T2">write(interger value):voi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5" draw:layer="layout" svg:x1="5.325cm" svg:y1="17.656cm" svg:x2="7.121cm" svg:y2="17.289cm" draw:start-shape="id1" draw:start-glue-point="0" draw:end-shape="id2" draw:end-glue-point="2" svg:d="M5325 17656v-184h1796v-183" svg:viewBox="0 0 1797 368">
          <text:p/>
        </draw:connector>
        <draw:connector draw:style-name="gr3" draw:text-style-name="P5" draw:layer="layout" draw:line-skew="-2.31cm" svg:x1="14.421cm" svg:y1="8.737cm" svg:x2="7.121cm" svg:y2="13.885cm" draw:start-shape="id3" draw:start-glue-point="2" draw:end-shape="id2" svg:d="M14421 8737v264h-7300v4884" svg:viewBox="0 0 7301 5149">
          <text:p/>
        </draw:connector>
        <draw:connector draw:style-name="gr2" draw:text-style-name="P5" draw:layer="layout" svg:x1="11.191cm" svg:y1="11.947cm" svg:x2="8.806cm" svg:y2="15.587cm" draw:start-shape="id4" draw:start-glue-point="3" draw:end-shape="id2" draw:end-glue-point="1" svg:d="M11191 11947h-1193v3640h-1192" svg:viewBox="0 0 2386 3641">
          <text:p/>
        </draw:connector>
        <draw:connector draw:style-name="gr4" draw:text-style-name="P5" draw:layer="layout" draw:line-skew="1.719cm" svg:x1="9.021cm" svg:y1="8.702cm" svg:x2="7.121cm" svg:y2="13.885cm" draw:start-shape="id5" draw:start-glue-point="2" draw:end-shape="id2" draw:end-glue-point="0" svg:d="M9021 8702v4311h-1900v872" svg:viewBox="0 0 1901 5184">
          <text:p/>
        </draw:connector>
        <draw:connector draw:style-name="gr2" draw:text-style-name="P5" draw:layer="layout" svg:x1="2.478cm" svg:y1="24.838cm" svg:x2="5.437cm" svg:y2="15.587cm" draw:start-shape="id6" draw:start-glue-point="3" draw:end-shape="id2" draw:end-glue-point="3" svg:d="M2478 24838h-502v-9251h3461" svg:viewBox="0 0 3462 9252">
          <text:p/>
        </draw:connector>
        <draw:connector draw:style-name="gr4" draw:text-style-name="P5" draw:layer="layout" svg:x1="6.207cm" svg:y1="9.197cm" svg:x2="7.391cm" svg:y2="6.941cm" draw:start-shape="id7" draw:end-shape="id5" draw:end-glue-point="3" svg:d="M6207 9197h592v-2256h592" svg:viewBox="0 0 1185 2257">
          <text:p/>
        </draw:connector>
        <draw:connector draw:style-name="gr2" draw:text-style-name="P5" draw:layer="layout" draw:line-skew="1.643cm" svg:x1="9.758cm" svg:y1="22.892cm" svg:x2="6.207cm" svg:y2="9.197cm" draw:start-shape="id8" draw:start-glue-point="3" draw:end-shape="id7" svg:d="M9758 22892h-133v-13695h-3418" svg:viewBox="0 0 3552 13696">
          <text:p/>
        </draw:connector>
        <draw:connector draw:style-name="gr2" draw:text-style-name="P5" draw:layer="layout" svg:x1="7.477cm" svg:y1="24.838cm" svg:x2="9.758cm" svg:y2="22.892cm" draw:start-shape="id6" draw:end-shape="id8" draw:end-glue-point="3" svg:d="M7477 24838h1140v-1946h1141" svg:viewBox="0 0 2282 1947">
          <text:p/>
        </draw:connector>
        <draw:connector draw:style-name="gr2" draw:text-style-name="P5" draw:layer="layout" svg:x1="9.758cm" svg:y1="22.892cm" svg:x2="8.171cm" svg:y2="20.101cm" draw:start-shape="id8" draw:start-glue-point="3" draw:end-shape="id1" draw:end-glue-point="1" svg:d="M9758 22892h-794v-2791h-793" svg:viewBox="0 0 1588 2792">
          <text:p/>
        </draw:connector>
        <draw:connector draw:style-name="gr2" draw:text-style-name="P5" draw:layer="layout" draw:line-skew="2.283cm" svg:x1="6.207cm" svg:y1="9.197cm" svg:x2="12.37cm" svg:y2="7.003cm" draw:start-shape="id7" draw:start-glue-point="1" draw:end-shape="id3" draw:end-glue-point="3" svg:d="M6207 9197h5365v-2194h798" svg:viewBox="0 0 6164 2195">
          <text:p/>
        </draw:connector>
        <draw:connector draw:style-name="gr2" draw:text-style-name="P5" draw:layer="layout" svg:x1="2.479cm" svg:y1="20.101cm" svg:x2="3.707cm" svg:y2="13.436cm" draw:start-shape="id1" draw:start-glue-point="3" draw:end-shape="id7" draw:end-glue-point="2" svg:d="M2479 20101h-501v-4555h1729v-2110" svg:viewBox="0 0 1730 6666">
          <text:p/>
        </draw:connector>
        <draw:connector draw:style-name="gr4" draw:text-style-name="P5" draw:layer="layout" svg:x1="11.191cm" svg:y1="11.947cm" svg:x2="6.207cm" svg:y2="9.197cm" draw:start-shape="id4" draw:start-glue-point="3" draw:end-shape="id7" draw:end-glue-point="1" svg:d="M11191 11947h-2492v-2750h-2492" svg:viewBox="0 0 4985 2751">
          <text:p/>
        </draw:connector>
        <draw:connector draw:style-name="gr2" draw:text-style-name="P5" draw:layer="layout" svg:x1="13.073cm" svg:y1="18.631cm" svg:x2="15.168cm" svg:y2="17.515cm" draw:start-shape="id8" draw:start-glue-point="0" draw:end-shape="id9" draw:end-glue-point="2" svg:d="M13073 18631v-558h2095v-558" svg:viewBox="0 0 2096 1117">
          <text:p/>
        </draw:connector>
        <draw:connector draw:style-name="gr2" draw:text-style-name="P5" draw:layer="layout" draw:line-skew="0cm -1.206cm" svg:x1="2.478cm" svg:y1="24.838cm" svg:x2="3.707cm" svg:y2="13.436cm" draw:start-shape="id6" draw:start-glue-point="3" draw:end-shape="id7" draw:end-glue-point="2" svg:d="M2478 24838h-502v-7963h1731v-3439" svg:viewBox="0 0 1732 114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0 564l564 567 567-567-567-5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21:17:40.726537829</meta:creation-date>
    <meta:editing-duration>PT2H6M33S</meta:editing-duration>
    <meta:editing-cycles>6</meta:editing-cycles>
    <meta:generator>LibreOffice/4.2.7.2$Linux_X86_64 LibreOffice_project/420m0$Build-2</meta:generator>
    <meta:initial-creator>maxnote </meta:initial-creator>
    <dc:date>2014-12-13T10:56:10.034109958</dc:date>
    <dc:creator>maxnote </dc:creator>
    <meta:document-statistic meta:object-count="50"/>
  </office:meta>
</office:document-meta>
</file>